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roidLogger.AndroidLogger( String 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roidLogger.log( Level level , String msg , Throwable 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droidLogger.mapLevel( Level lev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ndroidLogger.log( Level level ,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